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58cm"/>
    </style:style>
    <style:style style:name="gr5" style:family="graphic" style:parent-style-name="standard">
      <style:graphic-properties draw:stroke="none" svg:stroke-color="#000000" draw:fill="none" draw:fill-color="#ffffff" fo:min-height="1.438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3" draw:id="id3" draw:layer="layout" svg:width="4.028cm" svg:height="2.48cm" svg:x="6.972cm" svg:y="7.22cm">
          <text:p text:style-name="P1"><text:span text:style-name="T1">Если </text:span></text:p>
          <text:p text:style-name="P1"><text:span text:style-name="T1">i &lt;= pow(n,1/3)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5" draw:id="id5" draw:layer="layout" svg:width="7.601cm" svg:height="2.477cm" svg:x="5.199cm" svg:y="10.523cm">
          <text:p text:style-name="P2"><text:span text:style-name="T2">fcheck = (n - i^3)^(1/3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4.027cm" svg:height="2.479cm" svg:x="6.299cm" svg:y="2.7cm">
          <text:p text:style-name="P2">Начало</text:p>
          <text:p text:style-name="P2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-0.6cm" svg:y="10.572cm">
          <draw:text-box>
            <text:p/>
          </draw:text-box>
        </draw:frame>
        <draw:custom-shape draw:style-name="gr1" draw:text-style-name="P2" xml:id="id1" draw:id="id1" draw:layer="layout" svg:width="4.027cm" svg:height="2.48cm" svg:x="12.4cm" svg:y="22.8cm">
          <text:p text:style-name="P2">Вывод:</text:p>
          <text:p text:style-name="P2"><text:s/>nu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4.028cm" svg:height="2.476cm" svg:x="7.7cm" svg:y="26.7cm">
          <text:p text:style-name="P2">Конец </text:p>
          <text:p text:style-name="P2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2" draw:layer="layout" svg:x1="14.413cm" svg:y1="25.28cm" svg:x2="9.714cm" svg:y2="26.7cm" draw:start-shape="id1" draw:start-glue-point="8" draw:end-shape="id2" draw:end-glue-point="4" svg:d="M14413 25280v711h-4699v709">
          <text:p/>
        </draw:connector>
        <draw:frame draw:style-name="gr4" draw:text-style-name="P4" draw:layer="layout" svg:width="1.871cm" svg:height="1.808cm" svg:x="6.329cm" svg:y="7.5cm">
          <draw:text-box>
            <text:p><text:span text:style-name="T1">да</text:span></text:p>
          </draw:text-box>
        </draw:frame>
        <draw:frame draw:style-name="gr4" draw:text-style-name="P4" draw:layer="layout" svg:width="1.871cm" svg:height="1.808cm" svg:x="10.329cm" svg:y="7.692cm">
          <draw:text-box>
            <text:p><text:span text:style-name="T1">нет</text:span></text:p>
          </draw:text-box>
        </draw:frame>
        <draw:connector draw:style-name="gr3" draw:text-style-name="P2" draw:layer="layout" svg:x1="11cm" svg:y1="8.46cm" svg:x2="14.413cm" svg:y2="22.8cm" draw:start-shape="id3" draw:start-glue-point="7" draw:end-shape="id1" draw:end-glue-point="5" svg:d="M11000 8460h3413v14340">
          <text:p/>
        </draw:connector>
        <draw:custom-shape draw:style-name="gr1" draw:text-style-name="P3" xml:id="id4" draw:id="id4" draw:layer="layout" svg:width="4.028cm" svg:height="2.477cm" svg:x="7.172cm" svg:y="21.223cm">
          <text:p text:style-name="P2"><text:span text:style-name="T2">i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4.028cm" svg:height="2.48cm" svg:x="6.9cm" svg:y="14.12cm">
          <text:p text:style-name="P1"><text:span text:style-name="T1">Если </text:span></text:p>
          <text:p text:style-name="P1"><text:span text:style-name="T1">Fcheck целое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4" draw:layer="layout" svg:width="1.871cm" svg:height="1.688cm" svg:x="6.3cm" svg:y="14.312cm">
          <draw:text-box>
            <text:p><text:span text:style-name="T1">да</text:span></text:p>
          </draw:text-box>
        </draw:frame>
        <draw:frame draw:style-name="gr4" draw:text-style-name="P4" draw:layer="layout" svg:width="1.871cm" svg:height="1.808cm" svg:x="11cm" svg:y="14.492cm">
          <draw:text-box>
            <text:p><text:span text:style-name="T1">нет</text:span></text:p>
          </draw:text-box>
        </draw:frame>
        <draw:connector draw:style-name="gr3" draw:text-style-name="P2" draw:layer="layout" draw:line-skew="0cm -3.971cm" svg:x1="9.186cm" svg:y1="23.7cm" svg:x2="6.972cm" svg:y2="8.46cm" draw:start-shape="id4" draw:start-glue-point="6" draw:end-shape="id3" draw:end-glue-point="5" svg:d="M9186 23700v501h-6686v-15741h4472">
          <text:p/>
        </draw:connector>
        <draw:connector draw:style-name="gr3" draw:text-style-name="P2" draw:layer="layout" svg:x1="8.986cm" svg:y1="9.7cm" svg:x2="9cm" svg:y2="10.523cm" draw:start-shape="id3" draw:start-glue-point="6" draw:end-shape="id5" draw:end-glue-point="4" svg:d="M8986 9700v412h14v411">
          <text:p/>
        </draw:connector>
        <draw:connector draw:style-name="gr3" draw:text-style-name="P2" draw:layer="layout" svg:x1="9cm" svg:y1="13cm" svg:x2="8.914cm" svg:y2="14.12cm" draw:start-shape="id5" draw:start-glue-point="6" draw:end-shape="id6" draw:end-glue-point="4" svg:d="M9000 13000v560h-86v560">
          <text:p/>
        </draw:connector>
        <draw:custom-shape draw:style-name="gr1" draw:text-style-name="P3" xml:id="id7" draw:id="id7" draw:layer="layout" svg:width="4.028cm" svg:height="2.477cm" svg:x="4.072cm" svg:y="17.223cm">
          <text:p text:style-name="P3"><text:span text:style-name="T2">num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6.9cm" svg:y1="15.36cm" svg:x2="6.086cm" svg:y2="17.223cm" draw:start-shape="id6" draw:start-glue-point="5" draw:end-shape="id7" draw:end-glue-point="4" svg:d="M6900 15360h-814v1863">
          <text:p/>
        </draw:connector>
        <draw:connector draw:style-name="gr3" draw:text-style-name="P2" draw:layer="layout" svg:x1="6.086cm" svg:y1="19.7cm" svg:x2="9.186cm" svg:y2="21.223cm" draw:start-shape="id7" draw:start-glue-point="6" draw:end-shape="id4" svg:d="M6086 19700v761h3100v762">
          <text:p/>
        </draw:connector>
        <draw:connector draw:style-name="gr3" draw:text-style-name="P2" draw:layer="layout" svg:x1="10.928cm" svg:y1="15.36cm" svg:x2="9.186cm" svg:y2="21.223cm" draw:start-shape="id6" draw:start-glue-point="7" draw:end-shape="id4" draw:end-glue-point="4" svg:d="M10928 15360h501v3552h-2243v2311">
          <text:p/>
        </draw:connector>
        <draw:connector draw:style-name="gr3" draw:text-style-name="P2" draw:layer="layout" svg:x1="8.312cm" svg:y1="5.179cm" svg:x2="8.986cm" svg:y2="7.22cm" draw:start-shape="id8" draw:start-glue-point="6" draw:end-shape="id3" draw:end-glue-point="4" svg:d="M8312 5179v1021h674v10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0-14T14:27:03.08</dc:date>
    <meta:editing-duration>PT58M24S</meta:editing-duration>
    <meta:editing-cycles>6</meta:editing-cycles>
    <meta:generator>OpenOffice/4.1.1$Win32 OpenOffice.org_project/411m6$Build-9775</meta:generator>
    <meta:document-statistic meta:object-count="22"/>
  </office:meta>
</office:document-meta>
</file>